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993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845cm" style:use-optimal-column-width="false"/>
    </style:style>
    <style:style style:name="co4" style:family="table-column">
      <style:table-column-properties style:column-width="3.402cm" style:use-optimal-column-width="false"/>
    </style:style>
    <style:style style:name="ro1" style:family="table-row">
      <style:table-row-properties style:row-height="2.212cm"/>
    </style:style>
    <style:style style:name="ro2" style:family="table-row">
      <style:table-row-properties style:row-height="1.588cm"/>
    </style:style>
    <style:style style:name="ce1" style:family="table-cell">
      <style:graphic-properties draw:fill="solid" draw:fill-color="#83caff" style:repeat="repeat"/>
    </style:style>
    <style:style style:name="ce2" style:family="table-cell">
      <style:graphic-properties draw:fill="solid" draw:fill-color="#ffffcc" style:repeat="repeat"/>
    </style:style>
    <style:style style:name="ce3" style:family="table-cell">
      <style:graphic-properties draw:fill="solid" draw:fill-color="#ffffff" style:repeat="repeat"/>
    </style:style>
    <style:style style:name="P1" style:family="paragraph">
      <style:text-properties fo:font-size="18pt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9.952cm" svg:height="2.211cm" svg:x="2.872cm" svg:y="1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46cm" svg:height="3.369cm" svg:x="3.032cm" svg:y="5.2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/>
              <table:table-cell table:style-name="ce3">
                <text:p>Training</text:p>
                <text:p>set</text:p>
              </table:table-cell>
            </table:table-row>
            <table:table-row table:style-name="ro2">
              <table:table-cell table:style-name="ce2"/>
              <table:table-cell table:style-name="ce3">
                <text:p>Validation</text:p>
                <text:p>se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19.952cm" svg:height="2.211cm" svg:x="2.414cm" svg:y="7.8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9.952cm" svg:height="2.211cm" svg:x="2.429cm" svg:y="10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952cm" svg:height="2.211cm" svg:x="2.422cm" svg:y="12.6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9.952cm" svg:height="2.211cm" svg:x="2.416cm" svg:y="16.5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246cm" svg:height="3.369cm" svg:x="2.185cm" svg:y="2.6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/>
              <table:table-cell table:style-name="ce3">
                <text:p text:style-name="P1">Training</text:p>
                <text:p text:style-name="P1">set</text:p>
              </table:table-cell>
            </table:table-row>
            <table:table-row table:style-name="ro2">
              <table:table-cell table:style-name="ce2"/>
              <table:table-cell table:style-name="ce3">
                <text:p text:style-name="P1">Validation</text:p>
                <text:p text:style-name="P1">se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2" draw:layer="layout" svg:width="1.912cm" svg:height="3.413cm" svg:x="10.534cm" svg:y="14.224cm">
          <draw:text-box>
            <text:p><text:span text:style-name="T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19.952cm" svg:height="2.211cm" svg:x="2.873cm" svg:y="1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9.952cm" svg:height="2.211cm" svg:x="2.86cm" svg:y="3.9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9.952cm" svg:height="2.211cm" svg:x="2.881cm" svg:y="6.5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2"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246cm" svg:height="3.369cm" svg:x="2.941cm" svg:y="9.77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/>
              <table:table-cell table:style-name="ce3">
                <text:p>Training</text:p>
                <text:p>set</text:p>
              </table:table-cell>
            </table:table-row>
            <table:table-row table:style-name="ro2">
              <table:table-cell table:style-name="ce2"/>
              <table:table-cell table:style-name="ce3">
                <text:p>Validation</text:p>
                <text:p>set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Clements</meta:initial-creator>
    <meta:creation-date>2018-03-24T12:26:43.75</meta:creation-date>
    <meta:editing-duration>PT14M5S</meta:editing-duration>
    <meta:editing-cycles>2</meta:editing-cycles>
    <dc:date>2018-03-24T12:40:41.39</dc:date>
    <dc:creator>Robert Clements</dc:creator>
    <meta:document-statistic meta:object-count="39"/>
    <meta:generator>OpenOffice/4.1.3$Win32 OpenOffice.org_project/413m1$Build-9783</meta:generator>
  </office:meta>
</office:document-meta>
</file>